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" style:font-name-asian="Arial" style:font-name-complex="Arial"/>
    </style:style>
    <style:style style:name="ce1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Comma" style:data-style-name="N1"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1"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ext-properties fo:font-size="12pt" style:font-size-asian="12pt" style:font-size-complex="12pt"/>
    </style:style>
    <style:style style:name="ce27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none" fo:border-bottom="thin solid #D0CECE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2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Percent" style:data-style-name="N1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5.34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1.71097222222222cm"/>
    </style:style>
    <style:style style:name="co6" style:family="table-column">
      <style:table-column-properties fo:break-before="auto" style:column-width="2.82222222222222cm"/>
    </style:style>
    <style:style style:name="co7" style:family="table-column">
      <style:table-column-properties fo:break-before="auto" style:column-width="8.09625cm"/>
    </style:style>
    <style:style style:name="co8" style:family="table-column">
      <style:table-column-properties fo:break-before="auto" style:column-width="3.05152777777778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2.13430555555556cm"/>
    </style:style>
    <style:style style:name="co11" style:family="table-column">
      <style:table-column-properties fo:break-before="auto" style:column-width="12.7176388888889cm"/>
    </style:style>
    <style:style style:name="co12" style:family="table-column">
      <style:table-column-properties fo:break-before="auto" style:column-width="3.63361111111111cm"/>
    </style:style>
    <style:style style:name="co13" style:family="table-column">
      <style:table-column-properties fo:break-before="auto" style:column-width="2.34597222222222cm"/>
    </style:style>
    <style:style style:name="co14" style:family="table-column">
      <style:table-column-properties fo:break-before="auto" style:column-width="4.30388888888889cm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9.06638888888889cm"/>
    </style:style>
    <style:style style:name="co17" style:family="table-column">
      <style:table-column-properties fo:break-before="auto" style:column-width="9.75430555555556cm"/>
    </style:style>
    <style:style style:name="co18" style:family="table-column">
      <style:table-column-properties fo:break-before="auto" style:column-width="8.89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42.5pt" style:use-optimal-row-height="fals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31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62pt" style:use-optimal-row-height="true" fo:break-before="auto"/>
    </style:style>
    <style:style style:name="ro10" style:family="table-row">
      <style:table-row-properties style:row-height="15.5pt" style:use-optimal-row-height="true" fo:break-before="auto"/>
    </style:style>
    <style:style style:name="ro11" style:family="table-row">
      <style:table-row-properties style:row-height="59.5pt" style:use-optimal-row-height="false" fo:break-before="auto"/>
    </style:style>
    <style:style style:name="ro12" style:family="table-row">
      <style:table-row-properties style:row-height="69.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7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ivil Service People Survey 2024 - Results Highlights Data Compan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rpo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his workbook contains the data used in the figures presented in the Civil Service People Survey 2024 - Results Highlights release.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5">
            <text:p>Workbook properties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Scores are provided as percentages rounded to zero decimal places.</text:p>
            <text:p/>
            <text:p>Some cells do not contain data. The shorthand [z] is used in Tables 5, 6 and 7 to indicate that a question was not asked in a given year.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ontac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sps@cabinetoffice.gov.uk</text:p>
          </table:table-cell>
          <table:table-cell table:number-columns-repeated="16383"/>
        </table:table-row>
        <table:table-row table:number-rows-repeated="1048569" table:style-name="ro5">
          <table:table-cell table:number-columns-repeated="16384"/>
        </table:table-row>
      </table:table>
      <table:table table:name="Contents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tents</text:p>
          </table:table-cell>
          <table:table-cell table:style-name="ce6"/>
          <table:table-cell table:number-columns-repeated="16382"/>
        </table:table-row>
        <table:table-row table:style-name="ro6">
          <table:table-cell office:value-type="string" table:style-name="ce7">
            <text:p>This worksheet contains 1 table.</text:p>
          </table:table-cell>
          <table:table-cell table:style-name="ce6"/>
          <table:table-cell table:number-columns-repeated="16382"/>
        </table:table-row>
        <table:table-row table:style-name="ro6">
          <table:table-cell office:value-type="string" table:style-name="ce8">
            <text:p>Sheet name</text:p>
          </table:table-cell>
          <table:table-cell office:value-type="string" table:style-name="ce8">
            <text:p>Sheet title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1</text:p>
          </table:table-cell>
          <table:table-cell office:value-type="string" table:style-name="ce10">
            <text:p>Table 1: Summary of Civil Service People Survey 2024 results</text:p>
          </table:table-cell>
          <table:table-cell table:number-columns-repeated="16382"/>
        </table:table-row>
        <table:table-row table:style-name="ro7">
          <table:table-cell office:value-type="string" table:style-name="ce9">
            <text:p>Table_2</text:p>
          </table:table-cell>
          <table:table-cell office:value-type="string" table:style-name="ce10">
            <text:p>Table 2: Civil Service People Survey benchmark scores 2009 to 2024 for Employee Engagement Index and main themes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3</text:p>
          </table:table-cell>
          <table:table-cell office:value-type="string" table:style-name="ce10">
            <text:p>Table 3: Experienced discrimination trend 2009 to 2024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4</text:p>
          </table:table-cell>
          <table:table-cell office:value-type="string" table:style-name="ce10">
            <text:p>Table 4: Experienced bullying and or harassment trend 2009 to 2024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5</text:p>
          </table:table-cell>
          <table:table-cell office:value-type="string" table:style-name="ce10">
            <text:p>Table 5: Reported bullying and or harassment trend 2009 to 2024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6</text:p>
          </table:table-cell>
          <table:table-cell office:value-type="string" table:style-name="ce10">
            <text:p>Table 6: PERMA and Proxy Stress Indexes trend 2009 to 2024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7</text:p>
          </table:table-cell>
          <table:table-cell office:value-type="string" table:style-name="ce10">
            <text:p>Table 7: Personal Wellbeing scores trend 2009 to 2024</text:p>
          </table:table-cell>
          <table:table-cell table:number-columns-repeated="16382"/>
        </table:table-row>
        <table:table-row table:number-rows-repeated="6" table:style-name="ro6">
          <table:table-cell table:number-columns-repeated="16384" table:style-name="ce1"/>
        </table:table-row>
        <table:table-row table:number-rows-repeated="985" table:style-name="ro6">
          <table:table-cell table:number-columns-repeated="16384"/>
        </table:table-row>
        <table:table-row table:number-rows-repeated="1047575" table:style-name="ro8">
          <table:table-cell table:number-columns-repeated="16384"/>
        </table:table-row>
      </table:table>
      <table:table table:name="Table_1" table:style-name="ta3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number-columns-repeated="22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1">
            <text:p>Table 1: Summary of Civil Service People Survey 2024 results</text:p>
          </table:table-cell>
          <table:table-cell table:number-columns-repeated="3" table:style-name="ce12"/>
          <table:table-cell table:number-columns-repeated="16380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3" table:style-name="ce13"/>
          <table:table-cell table:number-columns-repeated="16380" table:style-name="ce1"/>
        </table:table-row>
        <table:table-row table:style-name="ro9">
          <table:table-cell office:value-type="string" table:style-name="ce14">
            <text:p>Measure</text:p>
          </table:table-cell>
          <table:table-cell office:value-type="string" table:style-name="ce15">
            <text:p>2024 score (%)</text:p>
          </table:table-cell>
          <table:table-cell office:value-type="string" table:style-name="ce16">
            <text:p>Change on 2023</text:p>
          </table:table-cell>
          <table:table-cell office:value-type="string" table:style-name="ce15">
            <text:p>Percentage points difference compared with 2023</text:p>
          </table:table-cell>
          <table:table-cell table:style-name="ce17"/>
          <table:table-cell table:number-columns-repeated="16379"/>
        </table:table-row>
        <table:table-row table:style-name="ro6">
          <table:table-cell office:value-type="string" table:style-name="ce13">
            <text:p>Employee Engagement Index</text:p>
          </table:table-cell>
          <table:table-cell office:value-type="float" office:value="64" table:style-name="ce18">
            <text:p>64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work</text:p>
          </table:table-cell>
          <table:table-cell office:value-type="float" office:value="77" table:style-name="ce18">
            <text:p>77</text:p>
          </table:table-cell>
          <table:table-cell office:value-type="string" table:style-name="ce13">
            <text:p>Decreased</text:p>
          </table:table-cell>
          <table:table-cell office:value-type="float" office:value="-1" table:style-name="ce13">
            <text:p>-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Organisational Objective and Purpose</text:p>
          </table:table-cell>
          <table:table-cell office:value-type="float" office:value="83" table:style-name="ce18">
            <text:p>83</text:p>
          </table:table-cell>
          <table:table-cell office:value-type="string" table:style-name="ce13">
            <text:p>Decreased</text:p>
          </table:table-cell>
          <table:table-cell office:value-type="float" office:value="-1" table:style-name="ce13">
            <text:p>-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Manager</text:p>
          </table:table-cell>
          <table:table-cell office:value-type="float" office:value="78" table:style-name="ce18">
            <text:p>78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Team</text:p>
          </table:table-cell>
          <table:table-cell office:value-type="float" office:value="84" table:style-name="ce18">
            <text:p>84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Learning and Development</text:p>
          </table:table-cell>
          <table:table-cell office:value-type="float" office:value="56.000000000000007" table:style-name="ce18">
            <text:p>56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Inclusion and Fair Treatment</text:p>
          </table:table-cell>
          <table:table-cell office:value-type="float" office:value="81" table:style-name="ce18">
            <text:p>81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Resources and Workload</text:p>
          </table:table-cell>
          <table:table-cell office:value-type="float" office:value="76" table:style-name="ce18">
            <text:p>76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Pay and Benefits</text:p>
          </table:table-cell>
          <table:table-cell office:value-type="float" office:value="34" table:style-name="ce18">
            <text:p>34</text:p>
          </table:table-cell>
          <table:table-cell office:value-type="string" table:style-name="ce13">
            <text:p>Increased</text:p>
          </table:table-cell>
          <table:table-cell office:value-type="float" office:value="2" table:style-name="ce13">
            <text:p>2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Leadership and Managing Change</text:p>
          </table:table-cell>
          <table:table-cell office:value-type="float" office:value="52" table:style-name="ce18">
            <text:p>52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Experienced Discrimination</text:p>
          </table:table-cell>
          <table:table-cell office:value-type="float" office:value="7.0000000000000009" table:style-name="ce18">
            <text:p>7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Experienced Bullying and or Harassment</text:p>
          </table:table-cell>
          <table:table-cell office:value-type="float" office:value="8" table:style-name="ce18">
            <text:p>8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table:number-columns-repeated="16384" table:style-name="ce1"/>
        </table:table-row>
        <table:table-row table:number-rows-repeated="983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2" table:style-name="ta3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1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2: Civil Service People Survey benchmark scores 2009 to 2024 for Employee Engagement Index and main themes</text:p>
          </table:table-cell>
          <table:table-cell table:number-columns-repeated="4" table:style-name="ce13"/>
          <table:table-cell table:number-columns-repeated="16379" table:style-name="ce1"/>
        </table:table-row>
        <table:table-row table:style-name="ro10">
          <table:table-cell office:value-type="string" table:style-name="ce13">
            <text:p>This worksheet contains one table.</text:p>
          </table:table-cell>
          <table:table-cell table:number-columns-repeated="4" table:style-name="ce13"/>
          <table:table-cell table:number-columns-repeated="16379" table:style-name="ce1"/>
        </table:table-row>
        <table:table-row table:style-name="ro9">
          <table:table-cell office:value-type="string" table:style-name="ce8">
            <text:p>Year</text:p>
          </table:table-cell>
          <table:table-cell office:value-type="string" table:style-name="ce16">
            <text:p>Measure</text:p>
          </table:table-cell>
          <table:table-cell office:value-type="string" table:style-name="ce15">
            <text:p>Organisation minimum score (%)</text:p>
          </table:table-cell>
          <table:table-cell office:value-type="string" table:style-name="ce15">
            <text:p>Civil Service median score (%)</text:p>
          </table:table-cell>
          <table:table-cell office:value-type="string" table:style-name="ce15">
            <text:p>Organisation maximum score (%)</text:p>
          </table:table-cell>
          <table:table-cell table:number-columns-repeated="21" table:style-name="ce4"/>
          <table:table-cell table:number-columns-repeated="16358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2">
            <text:p>36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5" table:style-name="ce23">
            <text:p>45</text:p>
          </table:table-cell>
          <table:table-cell office:value-type="float" office:value="74" table:style-name="ce23">
            <text:p>74</text:p>
          </table:table-cell>
          <table:table-cell office:value-type="float" office:value="88" table:style-name="ce23">
            <text:p>88</text:p>
          </table:table-cell>
          <table:table-cell table:number-columns-repeated="16379" table:style-name="ce1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4" table:style-name="ce23">
            <text:p>14</text:p>
          </table:table-cell>
          <table:table-cell office:value-type="float" office:value="38" table:style-name="ce23">
            <text:p>38</text:p>
          </table:table-cell>
          <table:table-cell office:value-type="float" office:value="70" table:style-name="ce23">
            <text:p>70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4" table:style-name="ce23">
            <text:p>24</text:p>
          </table:table-cell>
          <table:table-cell office:value-type="float" office:value="50" table:style-name="ce23">
            <text:p>50</text:p>
          </table:table-cell>
          <table:table-cell office:value-type="float" office:value="65" table:style-name="ce23">
            <text:p>65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6" table:style-name="ce23">
            <text:p>36</text:p>
          </table:table-cell>
          <table:table-cell office:value-type="float" office:value="63" table:style-name="ce23">
            <text:p>63</text:p>
          </table:table-cell>
          <table:table-cell office:value-type="float" office:value="83" table:style-name="ce23">
            <text:p>83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45" table:style-name="ce23">
            <text:p>45</text:p>
          </table:table-cell>
          <table:table-cell office:value-type="float" office:value="76" table:style-name="ce23">
            <text:p>76</text:p>
          </table:table-cell>
          <table:table-cell office:value-type="float" office:value="95" table:style-name="ce23">
            <text:p>95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1" table:style-name="ce23">
            <text:p>51</text:p>
          </table:table-cell>
          <table:table-cell office:value-type="float" office:value="75" table:style-name="ce23">
            <text:p>75</text:p>
          </table:table-cell>
          <table:table-cell office:value-type="float" office:value="87" table:style-name="ce23">
            <text:p>87</text:p>
          </table:table-cell>
          <table:table-cell table:number-columns-repeated="16379" table:style-name="ce1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7" table:style-name="ce23">
            <text:p>47</text:p>
          </table:table-cell>
          <table:table-cell office:value-type="float" office:value="80" table:style-name="ce23">
            <text:p>80</text:p>
          </table:table-cell>
          <table:table-cell office:value-type="float" office:value="96" table:style-name="ce23">
            <text:p>96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20" table:style-name="ce23">
            <text:p>20</text:p>
          </table:table-cell>
          <table:table-cell office:value-type="float" office:value="37" table:style-name="ce23">
            <text:p>37</text:p>
          </table:table-cell>
          <table:table-cell office:value-type="float" office:value="62" table:style-name="ce23">
            <text:p>62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0" table:style-name="ce23">
            <text:p>70</text:p>
          </table:table-cell>
          <table:table-cell office:value-type="float" office:value="83" table:style-name="ce23">
            <text:p>83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4" table:style-name="ce23">
            <text:p>34</text:p>
          </table:table-cell>
          <table:table-cell office:value-type="float" office:value="56" table:style-name="ce23">
            <text:p>56</text:p>
          </table:table-cell>
          <table:table-cell office:value-type="float" office:value="73" table:style-name="ce23">
            <text:p>73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8" table:style-name="ce23">
            <text:p>48</text:p>
          </table:table-cell>
          <table:table-cell office:value-type="float" office:value="73" table:style-name="ce23">
            <text:p>73</text:p>
          </table:table-cell>
          <table:table-cell office:value-type="float" office:value="87" table:style-name="ce23">
            <text:p>87</text:p>
          </table:table-cell>
          <table:table-cell table:number-columns-repeated="16379" table:style-name="ce1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5" table:style-name="ce23">
            <text:p>15</text:p>
          </table:table-cell>
          <table:table-cell office:value-type="float" office:value="37" table:style-name="ce23">
            <text:p>37</text:p>
          </table:table-cell>
          <table:table-cell office:value-type="float" office:value="70" table:style-name="ce23">
            <text:p>70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61" table:style-name="ce23">
            <text:p>61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1" table:style-name="ce23">
            <text:p>31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0" table:style-name="ce23">
            <text:p>50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49" table:style-name="ce23">
            <text:p>49</text:p>
          </table:table-cell>
          <table:table-cell office:value-type="float" office:value="71" table:style-name="ce23">
            <text:p>71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3" table:style-name="ce23">
            <text:p>43</text:p>
          </table:table-cell>
          <table:table-cell office:value-type="float" office:value="80" table:style-name="ce23">
            <text:p>80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6" table:style-name="ce23">
            <text:p>16</text:p>
          </table:table-cell>
          <table:table-cell office:value-type="float" office:value="37" table:style-name="ce23">
            <text:p>37</text:p>
          </table:table-cell>
          <table:table-cell office:value-type="float" office:value="65" table:style-name="ce23">
            <text:p>65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3">
            <text:p>36</text:p>
          </table:table-cell>
          <table:table-cell office:value-type="float" office:value="56" table:style-name="ce23">
            <text:p>56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3" table:style-name="ce23">
            <text:p>53</text:p>
          </table:table-cell>
          <table:table-cell office:value-type="float" office:value="73" table:style-name="ce23">
            <text:p>7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3" table:style-name="ce23">
            <text:p>13</text:p>
          </table:table-cell>
          <table:table-cell office:value-type="float" office:value="37" table:style-name="ce23">
            <text:p>37</text:p>
          </table:table-cell>
          <table:table-cell office:value-type="float" office:value="83" table:style-name="ce23">
            <text:p>83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69" table:style-name="ce23">
            <text:p>69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5" table:style-name="ce23">
            <text:p>35</text:p>
          </table:table-cell>
          <table:table-cell office:value-type="float" office:value="64" table:style-name="ce23">
            <text:p>64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0" table:style-name="ce23">
            <text:p>50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3" table:style-name="ce23">
            <text:p>53</text:p>
          </table:table-cell>
          <table:table-cell office:value-type="float" office:value="71" table:style-name="ce23">
            <text:p>71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9" table:style-name="ce23">
            <text:p>49</text:p>
          </table:table-cell>
          <table:table-cell office:value-type="float" office:value="80" table:style-name="ce23">
            <text:p>80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31" table:style-name="ce23">
            <text:p>31</text:p>
          </table:table-cell>
          <table:table-cell office:value-type="float" office:value="59" table:style-name="ce23">
            <text:p>59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1" table:style-name="ce23">
            <text:p>71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3">
            <text:p>36</text:p>
          </table:table-cell>
          <table:table-cell office:value-type="float" office:value="58" table:style-name="ce23">
            <text:p>58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4" table:style-name="ce23">
            <text:p>54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6" table:style-name="ce23">
            <text:p>16</text:p>
          </table:table-cell>
          <table:table-cell office:value-type="float" office:value="41" table:style-name="ce23">
            <text:p>41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1" table:style-name="ce23">
            <text:p>21</text:p>
          </table:table-cell>
          <table:table-cell office:value-type="float" office:value="44" table:style-name="ce23">
            <text:p>44</text:p>
          </table:table-cell>
          <table:table-cell office:value-type="float" office:value="66" table:style-name="ce23">
            <text:p>66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3" table:style-name="ce23">
            <text:p>43</text:p>
          </table:table-cell>
          <table:table-cell office:value-type="float" office:value="66" table:style-name="ce23">
            <text:p>66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6" table:style-name="ce23">
            <text:p>66</text:p>
          </table:table-cell>
          <table:table-cell office:value-type="float" office:value="78" table:style-name="ce23">
            <text:p>78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5" table:style-name="ce23">
            <text:p>55</text:p>
          </table:table-cell>
          <table:table-cell office:value-type="float" office:value="73" table:style-name="ce23">
            <text:p>73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7" table:style-name="ce23">
            <text:p>57</text:p>
          </table:table-cell>
          <table:table-cell office:value-type="float" office:value="81" table:style-name="ce23">
            <text:p>81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7" table:style-name="ce23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59" table:style-name="ce23">
            <text:p>59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0" table:style-name="ce23">
            <text:p>50</text:p>
          </table:table-cell>
          <table:table-cell office:value-type="float" office:value="72" table:style-name="ce23">
            <text:p>7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9" table:style-name="ce23">
            <text:p>39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7" table:style-name="ce23">
            <text:p>57</text:p>
          </table:table-cell>
          <table:table-cell office:value-type="float" office:value="74" table:style-name="ce23">
            <text:p>74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0" table:style-name="ce23">
            <text:p>20</text:p>
          </table:table-cell>
          <table:table-cell office:value-type="float" office:value="41" table:style-name="ce23">
            <text:p>41</text:p>
          </table:table-cell>
          <table:table-cell office:value-type="float" office:value="68" table:style-name="ce23">
            <text:p>68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8" table:style-name="ce23">
            <text:p>28</text:p>
          </table:table-cell>
          <table:table-cell office:value-type="float" office:value="47" table:style-name="ce23">
            <text:p>47</text:p>
          </table:table-cell>
          <table:table-cell office:value-type="float" office:value="63" table:style-name="ce23">
            <text:p>63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6" table:style-name="ce23">
            <text:p>46</text:p>
          </table:table-cell>
          <table:table-cell office:value-type="float" office:value="67" table:style-name="ce23">
            <text:p>67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5" table:style-name="ce23">
            <text:p>65</text:p>
          </table:table-cell>
          <table:table-cell office:value-type="float" office:value="79" table:style-name="ce23">
            <text:p>79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4" table:style-name="ce23">
            <text:p>54</text:p>
          </table:table-cell>
          <table:table-cell office:value-type="float" office:value="74" table:style-name="ce23">
            <text:p>74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1" table:style-name="ce23">
            <text:p>81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29" table:style-name="ce23">
            <text:p>29</text:p>
          </table:table-cell>
          <table:table-cell office:value-type="float" office:value="61" table:style-name="ce23">
            <text:p>61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2" table:style-name="ce23">
            <text:p>72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3" table:style-name="ce23">
            <text:p>43</text:p>
          </table:table-cell>
          <table:table-cell office:value-type="float" office:value="59" table:style-name="ce23">
            <text:p>59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7" table:style-name="ce23">
            <text:p>57</text:p>
          </table:table-cell>
          <table:table-cell office:value-type="float" office:value="75" table:style-name="ce23">
            <text:p>75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7" table:style-name="ce23">
            <text:p>27</text:p>
          </table:table-cell>
          <table:table-cell office:value-type="float" office:value="49" table:style-name="ce23">
            <text:p>49</text:p>
          </table:table-cell>
          <table:table-cell office:value-type="float" office:value="77" table:style-name="ce23">
            <text:p>77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5" table:style-name="ce23">
            <text:p>45</text:p>
          </table:table-cell>
          <table:table-cell office:value-type="float" office:value="68" table:style-name="ce23">
            <text:p>68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8" table:style-name="ce23">
            <text:p>58</text:p>
          </table:table-cell>
          <table:table-cell office:value-type="float" office:value="75" table:style-name="ce23">
            <text:p>75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4" table:style-name="ce23">
            <text:p>14</text:p>
          </table:table-cell>
          <table:table-cell office:value-type="float" office:value="28" table:style-name="ce23">
            <text:p>28</text:p>
          </table:table-cell>
          <table:table-cell office:value-type="float" office:value="58" table:style-name="ce23">
            <text:p>5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1" table:style-name="ce23">
            <text:p>51</text:p>
          </table:table-cell>
          <table:table-cell office:value-type="float" office:value="72" table:style-name="ce23">
            <text:p>72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0" table:style-name="ce23">
            <text:p>40</text:p>
          </table:table-cell>
          <table:table-cell office:value-type="float" office:value="58" table:style-name="ce23">
            <text:p>58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3" table:style-name="ce23">
            <text:p>53</text:p>
          </table:table-cell>
          <table:table-cell office:value-type="float" office:value="74" table:style-name="ce23">
            <text:p>7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5" table:style-name="ce23">
            <text:p>15</text:p>
          </table:table-cell>
          <table:table-cell office:value-type="float" office:value="42" table:style-name="ce23">
            <text:p>42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0" table:style-name="ce23">
            <text:p>20</text:p>
          </table:table-cell>
          <table:table-cell office:value-type="float" office:value="49" table:style-name="ce23">
            <text:p>49</text:p>
          </table:table-cell>
          <table:table-cell office:value-type="float" office:value="69" table:style-name="ce23">
            <text:p>69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3" table:style-name="ce23">
            <text:p>43</text:p>
          </table:table-cell>
          <table:table-cell office:value-type="float" office:value="68" table:style-name="ce23">
            <text:p>68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3" table:style-name="ce23">
            <text:p>63</text:p>
          </table:table-cell>
          <table:table-cell office:value-type="float" office:value="80" table:style-name="ce23">
            <text:p>80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6" table:style-name="ce23">
            <text:p>56</text:p>
          </table:table-cell>
          <table:table-cell office:value-type="float" office:value="74" table:style-name="ce23">
            <text:p>74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2" table:style-name="ce23">
            <text:p>52</text:p>
          </table:table-cell>
          <table:table-cell office:value-type="float" office:value="81" table:style-name="ce23">
            <text:p>81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0" table:style-name="ce23">
            <text:p>10</text:p>
          </table:table-cell>
          <table:table-cell office:value-type="float" office:value="30" table:style-name="ce23">
            <text:p>30</text:p>
          </table:table-cell>
          <table:table-cell office:value-type="float" office:value="62" table:style-name="ce23">
            <text:p>62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8" table:style-name="ce23">
            <text:p>48</text:p>
          </table:table-cell>
          <table:table-cell office:value-type="float" office:value="71" table:style-name="ce23">
            <text:p>71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1" table:style-name="ce23">
            <text:p>41</text:p>
          </table:table-cell>
          <table:table-cell office:value-type="float" office:value="59" table:style-name="ce23">
            <text:p>59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2" table:style-name="ce23">
            <text:p>52</text:p>
          </table:table-cell>
          <table:table-cell office:value-type="float" office:value="76" table:style-name="ce23">
            <text:p>76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8" table:style-name="ce23">
            <text:p>18</text:p>
          </table:table-cell>
          <table:table-cell office:value-type="float" office:value="43" table:style-name="ce23">
            <text:p>43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1" table:style-name="ce23">
            <text:p>21</text:p>
          </table:table-cell>
          <table:table-cell office:value-type="float" office:value="50" table:style-name="ce23">
            <text:p>50</text:p>
          </table:table-cell>
          <table:table-cell office:value-type="float" office:value="66" table:style-name="ce23">
            <text:p>6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9" table:style-name="ce23">
            <text:p>49</text:p>
          </table:table-cell>
          <table:table-cell office:value-type="float" office:value="68" table:style-name="ce23">
            <text:p>68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3" table:style-name="ce23">
            <text:p>63</text:p>
          </table:table-cell>
          <table:table-cell office:value-type="float" office:value="80" table:style-name="ce23">
            <text:p>80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7" table:style-name="ce23">
            <text:p>57</text:p>
          </table:table-cell>
          <table:table-cell office:value-type="float" office:value="75" table:style-name="ce23">
            <text:p>75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2" table:style-name="ce23">
            <text:p>52</text:p>
          </table:table-cell>
          <table:table-cell office:value-type="float" office:value="81" table:style-name="ce23">
            <text:p>81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1" table:style-name="ce23">
            <text:p>31</text:p>
          </table:table-cell>
          <table:table-cell office:value-type="float" office:value="56" table:style-name="ce23">
            <text:p>5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9" table:style-name="ce23">
            <text:p>49</text:p>
          </table:table-cell>
          <table:table-cell office:value-type="float" office:value="71" table:style-name="ce23">
            <text:p>71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4" table:style-name="ce23">
            <text:p>34</text:p>
          </table:table-cell>
          <table:table-cell office:value-type="float" office:value="61" table:style-name="ce23">
            <text:p>61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2" table:style-name="ce23">
            <text:p>42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8" table:style-name="ce23">
            <text:p>18</text:p>
          </table:table-cell>
          <table:table-cell office:value-type="float" office:value="47" table:style-name="ce23">
            <text:p>47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53" table:style-name="ce23">
            <text:p>53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8" table:style-name="ce23">
            <text:p>38</text:p>
          </table:table-cell>
          <table:table-cell office:value-type="float" office:value="70" table:style-name="ce23">
            <text:p>70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7" table:style-name="ce23">
            <text:p>57</text:p>
          </table:table-cell>
          <table:table-cell office:value-type="float" office:value="81" table:style-name="ce23">
            <text:p>81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3" table:style-name="ce23">
            <text:p>53</text:p>
          </table:table-cell>
          <table:table-cell office:value-type="float" office:value="76" table:style-name="ce23">
            <text:p>76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6" table:style-name="ce23">
            <text:p>46</text:p>
          </table:table-cell>
          <table:table-cell office:value-type="float" office:value="82" table:style-name="ce23">
            <text:p>82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0" table:style-name="ce23">
            <text:p>10</text:p>
          </table:table-cell>
          <table:table-cell office:value-type="float" office:value="30" table:style-name="ce23">
            <text:p>30</text:p>
          </table:table-cell>
          <table:table-cell office:value-type="float" office:value="58" table:style-name="ce23">
            <text:p>58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7" table:style-name="ce23">
            <text:p>47</text:p>
          </table:table-cell>
          <table:table-cell office:value-type="float" office:value="72" table:style-name="ce23">
            <text:p>72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4" table:style-name="ce23">
            <text:p>44</text:p>
          </table:table-cell>
          <table:table-cell office:value-type="float" office:value="62" table:style-name="ce23">
            <text:p>62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2" table:style-name="ce23">
            <text:p>52</text:p>
          </table:table-cell>
          <table:table-cell office:value-type="float" office:value="78" table:style-name="ce23">
            <text:p>78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3" table:style-name="ce23">
            <text:p>23</text:p>
          </table:table-cell>
          <table:table-cell office:value-type="float" office:value="47" table:style-name="ce23">
            <text:p>47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8" table:style-name="ce23">
            <text:p>28</text:p>
          </table:table-cell>
          <table:table-cell office:value-type="float" office:value="54" table:style-name="ce23">
            <text:p>54</text:p>
          </table:table-cell>
          <table:table-cell office:value-type="float" office:value="72" table:style-name="ce23">
            <text:p>72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4" table:style-name="ce23">
            <text:p>44</text:p>
          </table:table-cell>
          <table:table-cell office:value-type="float" office:value="70" table:style-name="ce23">
            <text:p>70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6" table:style-name="ce23">
            <text:p>66</text:p>
          </table:table-cell>
          <table:table-cell office:value-type="float" office:value="81" table:style-name="ce23">
            <text:p>81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2" table:style-name="ce23">
            <text:p>62</text:p>
          </table:table-cell>
          <table:table-cell office:value-type="float" office:value="76" table:style-name="ce23">
            <text:p>76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7" table:style-name="ce23">
            <text:p>57</text:p>
          </table:table-cell>
          <table:table-cell office:value-type="float" office:value="83" table:style-name="ce23">
            <text:p>83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1" table:style-name="ce23">
            <text:p>31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3" table:style-name="ce23">
            <text:p>73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7" table:style-name="ce23">
            <text:p>47</text:p>
          </table:table-cell>
          <table:table-cell office:value-type="float" office:value="63" table:style-name="ce23">
            <text:p>63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6" table:style-name="ce23">
            <text:p>56</text:p>
          </table:table-cell>
          <table:table-cell office:value-type="float" office:value="79" table:style-name="ce23">
            <text:p>79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3" table:style-name="ce23">
            <text:p>23</text:p>
          </table:table-cell>
          <table:table-cell office:value-type="float" office:value="49" table:style-name="ce23">
            <text:p>49</text:p>
          </table:table-cell>
          <table:table-cell office:value-type="float" office:value="80" table:style-name="ce23">
            <text:p>80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5" table:style-name="ce23">
            <text:p>55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8" table:style-name="ce23">
            <text:p>48</text:p>
          </table:table-cell>
          <table:table-cell office:value-type="float" office:value="71" table:style-name="ce23">
            <text:p>71</text:p>
          </table:table-cell>
          <table:table-cell office:value-type="float" office:value="83" table:style-name="ce23">
            <text:p>83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2" table:style-name="ce23">
            <text:p>82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7" table:style-name="ce23">
            <text:p>57</text:p>
          </table:table-cell>
          <table:table-cell office:value-type="float" office:value="77" table:style-name="ce23">
            <text:p>77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2" table:style-name="ce23">
            <text:p>62</text:p>
          </table:table-cell>
          <table:table-cell office:value-type="float" office:value="83" table:style-name="ce23">
            <text:p>8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4" table:style-name="ce23">
            <text:p>34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9" table:style-name="ce23">
            <text:p>59</text:p>
          </table:table-cell>
          <table:table-cell office:value-type="float" office:value="74" table:style-name="ce23">
            <text:p>7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9" table:style-name="ce23">
            <text:p>49</text:p>
          </table:table-cell>
          <table:table-cell office:value-type="float" office:value="66" table:style-name="ce23">
            <text:p>66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1" table:style-name="ce23">
            <text:p>61</text:p>
          </table:table-cell>
          <table:table-cell office:value-type="float" office:value="82" table:style-name="ce23">
            <text:p>8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6" table:style-name="ce23">
            <text:p>26</text:p>
          </table:table-cell>
          <table:table-cell office:value-type="float" office:value="58" table:style-name="ce23">
            <text:p>58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6" table:style-name="ce23">
            <text:p>56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3" table:style-name="ce23">
            <text:p>53</text:p>
          </table:table-cell>
          <table:table-cell office:value-type="float" office:value="74" table:style-name="ce23">
            <text:p>74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7" table:style-name="ce23">
            <text:p>67</text:p>
          </table:table-cell>
          <table:table-cell office:value-type="float" office:value="84" table:style-name="ce23">
            <text:p>84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1" table:style-name="ce23">
            <text:p>61</text:p>
          </table:table-cell>
          <table:table-cell office:value-type="float" office:value="80" table:style-name="ce23">
            <text:p>80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5" table:style-name="ce23">
            <text:p>85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3" table:style-name="ce23">
            <text:p>13</text:p>
          </table:table-cell>
          <table:table-cell office:value-type="float" office:value="40" table:style-name="ce23">
            <text:p>40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5" table:style-name="ce23">
            <text:p>45</text:p>
          </table:table-cell>
          <table:table-cell office:value-type="float" office:value="66" table:style-name="ce23">
            <text:p>66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6" table:style-name="ce23">
            <text:p>56</text:p>
          </table:table-cell>
          <table:table-cell office:value-type="float" office:value="82" table:style-name="ce23">
            <text:p>8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1" table:style-name="ce20">
            <text:p>2021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8" table:style-name="ce23">
            <text:p>28</text:p>
          </table:table-cell>
          <table:table-cell office:value-type="float" office:value="58" table:style-name="ce23">
            <text:p>58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5" table:style-name="ce23">
            <text:p>35</text:p>
          </table:table-cell>
          <table:table-cell office:value-type="float" office:value="56" table:style-name="ce23">
            <text:p>56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2" table:style-name="ce23">
            <text:p>52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4" table:style-name="ce23">
            <text:p>84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1" table:style-name="ce20">
            <text:p>2021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9" table:style-name="ce23">
            <text:p>59</text:p>
          </table:table-cell>
          <table:table-cell office:value-type="float" office:value="85" table:style-name="ce23">
            <text:p>85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3" table:style-name="ce23">
            <text:p>13</text:p>
          </table:table-cell>
          <table:table-cell office:value-type="float" office:value="39" table:style-name="ce23">
            <text:p>39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1" table:style-name="ce23">
            <text:p>51</text:p>
          </table:table-cell>
          <table:table-cell office:value-type="float" office:value="75" table:style-name="ce23">
            <text:p>75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7" table:style-name="ce23">
            <text:p>47</text:p>
          </table:table-cell>
          <table:table-cell office:value-type="float" office:value="65" table:style-name="ce23">
            <text:p>65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0" table:style-name="ce23">
            <text:p>60</text:p>
          </table:table-cell>
          <table:table-cell office:value-type="float" office:value="81" table:style-name="ce23">
            <text:p>81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2" table:style-name="ce20">
            <text:p>2022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7" table:style-name="ce23">
            <text:p>27</text:p>
          </table:table-cell>
          <table:table-cell office:value-type="float" office:value="54" table:style-name="ce23">
            <text:p>5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5" table:style-name="ce23">
            <text:p>55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6" table:style-name="ce23">
            <text:p>56</text:p>
          </table:table-cell>
          <table:table-cell office:value-type="float" office:value="78" table:style-name="ce23">
            <text:p>78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9" table:style-name="ce23">
            <text:p>69</text:p>
          </table:table-cell>
          <table:table-cell office:value-type="float" office:value="84" table:style-name="ce23">
            <text:p>84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22" table:style-name="ce20">
            <text:p>2022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2" table:style-name="ce23">
            <text:p>62</text:p>
          </table:table-cell>
          <table:table-cell office:value-type="float" office:value="83" table:style-name="ce23">
            <text:p>8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9" table:style-name="ce23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4" table:style-name="ce23">
            <text:p>74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53" table:style-name="ce23">
            <text:p>53</text:p>
          </table:table-cell>
          <table:table-cell office:value-type="float" office:value="64" table:style-name="ce23">
            <text:p>64</text:p>
          </table:table-cell>
          <table:table-cell office:value-type="float" office:value="77" table:style-name="ce23">
            <text:p>77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1" table:style-name="ce23">
            <text:p>61</text:p>
          </table:table-cell>
          <table:table-cell office:value-type="float" office:value="81" table:style-name="ce23">
            <text:p>81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3" table:style-name="ce20">
            <text:p>2023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31" table:style-name="ce23">
            <text:p>31</text:p>
          </table:table-cell>
          <table:table-cell office:value-type="float" office:value="52" table:style-name="ce23">
            <text:p>52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5" table:style-name="ce23">
            <text:p>35</text:p>
          </table:table-cell>
          <table:table-cell office:value-type="float" office:value="56" table:style-name="ce23">
            <text:p>56</text:p>
          </table:table-cell>
          <table:table-cell office:value-type="float" office:value="74" table:style-name="ce23">
            <text:p>74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8" table:style-name="ce23">
            <text:p>58</text:p>
          </table:table-cell>
          <table:table-cell office:value-type="float" office:value="78" table:style-name="ce23">
            <text:p>78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3" table:style-name="ce23">
            <text:p>83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7" table:style-name="ce23">
            <text:p>67</text:p>
          </table:table-cell>
          <table:table-cell office:value-type="float" office:value="78" table:style-name="ce23">
            <text:p>78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3" table:style-name="ce20">
            <text:p>2023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4" table:style-name="ce23">
            <text:p>64</text:p>
          </table:table-cell>
          <table:table-cell office:value-type="float" office:value="84" table:style-name="ce18">
            <text:p>84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32" table:style-name="ce18">
            <text:p>32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62" table:style-name="ce23">
            <text:p>62</text:p>
          </table:table-cell>
          <table:table-cell office:value-type="float" office:value="75" table:style-name="ce18">
            <text:p>75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52" table:style-name="ce23">
            <text:p>52</text:p>
          </table:table-cell>
          <table:table-cell office:value-type="float" office:value="64" table:style-name="ce18">
            <text:p>64</text:p>
          </table:table-cell>
          <table:table-cell office:value-type="float" office:value="80" table:style-name="ce23">
            <text:p>80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4" table:style-name="ce23">
            <text:p>64</text:p>
          </table:table-cell>
          <table:table-cell office:value-type="float" office:value="81" table:style-name="ce18">
            <text:p>81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7">
          <table:table-cell office:value-type="float" office:value="2024" table:style-name="ce20">
            <text:p>2024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34" table:style-name="ce23">
            <text:p>34</text:p>
          </table:table-cell>
          <table:table-cell office:value-type="float" office:value="52" table:style-name="ce18">
            <text:p>52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42" table:style-name="ce23">
            <text:p>42</text:p>
          </table:table-cell>
          <table:table-cell office:value-type="float" office:value="56" table:style-name="ce18">
            <text:p>56</text:p>
          </table:table-cell>
          <table:table-cell office:value-type="float" office:value="77" table:style-name="ce23">
            <text:p>77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60" table:style-name="ce23">
            <text:p>60</text:p>
          </table:table-cell>
          <table:table-cell office:value-type="float" office:value="78" table:style-name="ce18">
            <text:p>78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71" table:style-name="ce23">
            <text:p>71</text:p>
          </table:table-cell>
          <table:table-cell office:value-type="float" office:value="84" table:style-name="ce18">
            <text:p>84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8" table:style-name="ce23">
            <text:p>68</text:p>
          </table:table-cell>
          <table:table-cell office:value-type="float" office:value="77" table:style-name="ce18">
            <text:p>77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7">
          <table:table-cell office:value-type="float" office:value="2024" table:style-name="ce20">
            <text:p>2024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4" table:style-name="ce23">
            <text:p>64</text:p>
          </table:table-cell>
          <table:table-cell office:value-type="float" office:value="83" table:style-name="ce18">
            <text:p>83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3" table:style-name="ce23">
            <text:p>13</text:p>
          </table:table-cell>
          <table:table-cell office:value-type="float" office:value="34" table:style-name="ce18">
            <text:p>34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62" table:style-name="ce23">
            <text:p>62</text:p>
          </table:table-cell>
          <table:table-cell office:value-type="float" office:value="76" table:style-name="ce18">
            <text:p>76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822" table:style-name="ro6">
          <table:table-cell table:number-columns-repeated="16384"/>
        </table:table-row>
        <table:table-row table:number-rows-repeated="1047578" table:style-name="ro8">
          <table:table-cell table:number-columns-repeated="16384"/>
        </table:table-row>
      </table:table>
      <table:table table:name="Table_3" table:style-name="ta2">
        <table:table-column table:style-name="co15" table:default-cell-style-name="ce13"/>
        <table:table-column table:style-name="co16" table:default-cell-style-name="ce13"/>
        <table:table-column table:style-name="co5" table:number-columns-repeated="24" table:default-cell-style-name="ce13"/>
        <table:table-column table:style-name="co6" table:number-columns-repeated="998" table:default-cell-style-name="ce13"/>
        <table:table-column table:style-name="co2" table:number-columns-repeated="15360" table:default-cell-style-name="ce13"/>
        <table:table-row table:style-name="ro1">
          <table:table-cell office:value-type="string" table:style-name="ce19">
            <text:p>Table 3: Experienced discrimination trend 2009 to 2024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16383" table:style-name="ce13"/>
        </table:table-row>
        <table:table-row table:style-name="ro9">
          <table:table-cell office:value-type="string" table:style-name="ce8">
            <text:p>Year</text:p>
          </table:table-cell>
          <table:table-cell office:value-type="string" table:style-name="ce15">
            <text:p>E01</text:p>
            <text:p>Have you been discriminated against at work, in the past 12 months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11" table:style-name="ce24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11" table:style-name="ce24">
            <text:p>11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8" table:style-name="ce24">
            <text:p>8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7" table:style-name="ce25">
            <text:p>7</text:p>
          </table:table-cell>
          <table:table-cell table:number-columns-repeated="16382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float" office:value="7" table:style-name="ce13">
            <text:p>7</text:p>
          </table:table-cell>
          <table:table-cell table:number-columns-repeated="16382"/>
        </table:table-row>
        <table:table-row table:number-rows-repeated="13" table:style-name="ro6">
          <table:table-cell table:number-columns-repeated="16384" table:style-name="ce13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4" table:style-name="ta3">
        <table:table-column table:style-name="co15" table:default-cell-style-name="ce1"/>
        <table:table-column table:style-name="co17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4: Experienced bullying and or harassment trend 2009 to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style-name="ce26"/>
          <table:table-cell table:number-columns-repeated="16382"/>
        </table:table-row>
        <table:table-row table:style-name="ro11">
          <table:table-cell office:value-type="string" table:style-name="ce8">
            <text:p>Year</text:p>
          </table:table-cell>
          <table:table-cell office:value-type="string" table:style-name="ce15">
            <text:p>E03</text:p>
            <text:p>Have you been bullied or harassed at work, in the past 12 months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float" office:value="9" table:style-name="ce27">
            <text:p>9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12" table:style-name="ce27">
            <text:p>12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8" table:style-name="ce23">
            <text:p>8</text:p>
          </table:table-cell>
          <table:table-cell table:number-columns-repeated="16382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float" office:value="8" table:style-name="ce23">
            <text:p>8</text:p>
          </table:table-cell>
          <table:table-cell table:number-columns-repeated="16382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5" table:style-name="ta3">
        <table:table-column table:style-name="co15" table:default-cell-style-name="ce1"/>
        <table:table-column table:style-name="co18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5: Reported bullying and or harassment trend 2009 to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style-name="ce26"/>
          <table:table-cell table:number-columns-repeated="16382"/>
        </table:table-row>
        <table:table-row table:style-name="ro12">
          <table:table-cell office:value-type="string" table:style-name="ce16">
            <text:p>Year</text:p>
          </table:table-cell>
          <table:table-cell office:value-type="string" table:style-name="ce28">
            <text:p>E05</text:p>
            <text:p>Did you report your experience of bullying and/or harassment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34" table:style-name="ce27">
            <text:p>34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36" table:style-name="ce27">
            <text:p>36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40" table:style-name="ce27">
            <text:p>40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51" table:style-name="ce27">
            <text:p>51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40" table:style-name="ce23">
            <text:p>40</text:p>
          </table:table-cell>
          <table:table-cell table:number-columns-repeated="16382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float" office:value="41" table:style-name="ce23">
            <text:p>41</text:p>
          </table:table-cell>
          <table:table-cell table:number-columns-repeated="16382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6" table:style-name="ta3">
        <table:table-column table:style-name="co15" table:default-cell-style-name="ce1"/>
        <table:table-column table:style-name="co16" table:number-columns-repeated="2" table:default-cell-style-name="ce1"/>
        <table:table-column table:style-name="co5" table:number-columns-repeated="23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6: PERMA and Proxy Stress Indexes trend 2009 to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2" table:style-name="ce26"/>
          <table:table-cell table:number-columns-repeated="16381"/>
        </table:table-row>
        <table:table-row table:style-name="ro13">
          <table:table-cell office:value-type="string" table:style-name="ce16">
            <text:p>Year</text:p>
          </table:table-cell>
          <table:table-cell office:value-type="string" table:style-name="ce28">
            <text:p>PERMA Index (indicates employees flourishing) (%)</text:p>
          </table:table-cell>
          <table:table-cell office:value-type="string" table:style-name="ce28">
            <text:p>Proxy Stress Index (indicates employee stress) (%)</text:p>
          </table:table-cell>
          <table:table-cell table:number-columns-repeated="16381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27">
            <text:p>[z]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27">
            <text:p>[z]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27">
            <text:p>[z]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72" table:style-name="ce27">
            <text:p>72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72" table:style-name="ce27">
            <text:p>72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73" table:style-name="ce27">
            <text:p>73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73" table:style-name="ce27">
            <text:p>73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73" table:style-name="ce27">
            <text:p>73</text:p>
          </table:table-cell>
          <table:table-cell office:value-type="float" office:value="29" table:style-name="ce29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74" table:style-name="ce27">
            <text:p>74</text:p>
          </table:table-cell>
          <table:table-cell office:value-type="float" office:value="29" table:style-name="ce27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74" table:style-name="ce27">
            <text:p>74</text:p>
          </table:table-cell>
          <table:table-cell office:value-type="float" office:value="29" table:style-name="ce27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74" table:style-name="ce27">
            <text:p>74</text:p>
          </table:table-cell>
          <table:table-cell office:value-type="float" office:value="28" table:style-name="ce27">
            <text:p>28</text:p>
          </table:table-cell>
          <table:table-cell table:number-columns-repeated="16381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74" table:style-name="ce27">
            <text:p>74</text:p>
          </table:table-cell>
          <table:table-cell office:value-type="float" office:value="26" table:style-name="ce27">
            <text:p>26</text:p>
          </table:table-cell>
          <table:table-cell table:number-columns-repeated="16381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4" table:style-name="ce27">
            <text:p>74</text:p>
          </table:table-cell>
          <table:table-cell office:value-type="float" office:value="26" table:style-name="ce27">
            <text:p>26</text:p>
          </table:table-cell>
          <table:table-cell table:number-columns-repeated="16381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4" table:style-name="ce27">
            <text:p>74</text:p>
          </table:table-cell>
          <table:table-cell office:value-type="float" office:value="27" table:style-name="ce27">
            <text:p>27</text:p>
          </table:table-cell>
          <table:table-cell table:number-columns-repeated="16381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74" table:style-name="ce23">
            <text:p>74</text:p>
          </table:table-cell>
          <table:table-cell office:value-type="float" office:value="27" table:style-name="ce23">
            <text:p>27</text:p>
          </table:table-cell>
          <table:table-cell table:number-columns-repeated="16381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float" office:value="74" table:style-name="ce23">
            <text:p>74</text:p>
          </table:table-cell>
          <table:table-cell office:value-type="float" office:value="26" table:style-name="ce23">
            <text:p>26</text:p>
          </table:table-cell>
          <table:table-cell table:number-columns-repeated="16381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7" table:style-name="ta3">
        <table:table-column table:style-name="co15" table:default-cell-style-name="ce1"/>
        <table:table-column table:style-name="co16" table:number-columns-repeated="4" table:default-cell-style-name="ce1"/>
        <table:table-column table:style-name="co5" table:number-columns-repeated="21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7: Personal Wellbeing scores trend 2009 to 2024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4" table:style-name="ce26"/>
          <table:table-cell table:number-columns-repeated="16379"/>
        </table:table-row>
        <table:table-row table:style-name="ro14">
          <table:table-cell office:value-type="string" table:style-name="ce16">
            <text:p>Year</text:p>
          </table:table-cell>
          <table:table-cell office:value-type="string" table:style-name="ce15">
            <text:p>W01.</text:p>
            <text:p>Overall, how satisfied are you with your life nowadays?</text:p>
            <text:p>(% rating 7 to 10, where 10 is 'completely satisfied')</text:p>
          </table:table-cell>
          <table:table-cell office:value-type="string" table:style-name="ce15">
            <text:p>W02.</text:p>
            <text:p>Overall, to what extent do you feel the things you do in your life are worthwhile?</text:p>
            <text:p>(% rating 7 to 10, where 10 is 'worthwhile')</text:p>
          </table:table-cell>
          <table:table-cell office:value-type="string" table:style-name="ce15">
            <text:p>W03.</text:p>
            <text:p>Overall, how happy did you feel yesterday?</text:p>
            <text:p>(% rating 7 to 10, where 10 is 'completely happy')</text:p>
          </table:table-cell>
          <table:table-cell office:value-type="string" table:style-name="ce15">
            <text:p>W04.</text:p>
            <text:p>Overall, how anxious did you feel yesterday?</text:p>
            <text:p>(% rating 6 to 10, where 10 is 'completely anxious')</text:p>
          </table:table-cell>
          <table:table-cell table:number-columns-repeated="16379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62" table:style-name="ce31">
            <text:p>62</text:p>
          </table:table-cell>
          <table:table-cell office:value-type="float" office:value="68" table:style-name="ce27">
            <text:p>68</text:p>
          </table:table-cell>
          <table:table-cell office:value-type="float" office:value="59" table:style-name="ce27">
            <text:p>59</text:p>
          </table:table-cell>
          <table:table-cell office:value-type="float" office:value="29" table:style-name="ce27">
            <text:p>29</text:p>
          </table:table-cell>
          <table:table-cell table:number-columns-repeated="16379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63" table:style-name="ce27">
            <text:p>63</text:p>
          </table:table-cell>
          <table:table-cell office:value-type="float" office:value="69" table:style-name="ce27">
            <text:p>69</text:p>
          </table:table-cell>
          <table:table-cell office:value-type="float" office:value="60" table:style-name="ce27">
            <text:p>60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64" table:style-name="ce27">
            <text:p>64</text:p>
          </table:table-cell>
          <table:table-cell office:value-type="float" office:value="70" table:style-name="ce27">
            <text:p>70</text:p>
          </table:table-cell>
          <table:table-cell office:value-type="float" office:value="60" table:style-name="ce27">
            <text:p>60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65" table:style-name="ce27">
            <text:p>65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4" table:style-name="ce27">
            <text:p>64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3" table:style-name="ce27">
            <text:p>63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67" table:style-name="ce27">
            <text:p>67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59" table:style-name="ce27">
            <text:p>59</text:p>
          </table:table-cell>
          <table:table-cell office:value-type="float" office:value="67" table:style-name="ce27">
            <text:p>67</text:p>
          </table:table-cell>
          <table:table-cell office:value-type="float" office:value="57" table:style-name="ce27">
            <text:p>57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64" table:style-name="ce27">
            <text:p>64</text:p>
          </table:table-cell>
          <table:table-cell office:value-type="float" office:value="70" table:style-name="ce27">
            <text:p>70</text:p>
          </table:table-cell>
          <table:table-cell office:value-type="float" office:value="61" table:style-name="ce27">
            <text:p>61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64" table:style-name="ce27">
            <text:p>64</text:p>
          </table:table-cell>
          <table:table-cell office:value-type="float" office:value="69" table:style-name="ce27">
            <text:p>69</text:p>
          </table:table-cell>
          <table:table-cell office:value-type="float" office:value="61" table:style-name="ce27">
            <text:p>61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67" table:style-name="ce23">
            <text:p>67</text:p>
          </table:table-cell>
          <table:table-cell office:value-type="float" office:value="70" table:style-name="ce23">
            <text:p>70</text:p>
          </table:table-cell>
          <table:table-cell office:value-type="float" office:value="61" table:style-name="ce23">
            <text:p>61</text:p>
          </table:table-cell>
          <table:table-cell office:value-type="float" office:value="35" table:style-name="ce23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4" table:style-name="ce20">
            <text:p>2024</text:p>
          </table:table-cell>
          <table:table-cell office:value-type="float" office:value="68" table:style-name="ce23">
            <text:p>68</text:p>
          </table:table-cell>
          <table:table-cell office:value-type="float" office:value="71" table:style-name="ce23">
            <text:p>71</text:p>
          </table:table-cell>
          <table:table-cell office:value-type="float" office:value="63" table:style-name="ce23">
            <text:p>63</text:p>
          </table:table-cell>
          <table:table-cell office:value-type="float" office:value="35" table:style-name="ce23">
            <text:p>35</text:p>
          </table:table-cell>
          <table:table-cell table:number-columns-repeated="16379"/>
        </table:table-row>
        <table:table-row table:number-rows-repeated="13" table:style-name="ro6">
          <table:table-cell table:number-columns-repeated="16384" table:style-name="ce1"/>
        </table:table-row>
        <table:table-row table:number-rows-repeated="966" table:style-name="ro6">
          <table:table-cell table:number-columns-repeated="16384"/>
        </table:table-row>
        <table:table-row table:number-rows-repeated="1047578" table:style-name="ro8">
          <table:table-cell table:number-columns-repeated="16384"/>
        </table:table-row>
      </table:table>
      <table:database-ranges>
        <table:database-range table:target-range-address="Contents.A3:Contents.B10" table:name="Contents"/>
        <table:database-range table:target-range-address="Table_1.A3:Table_1.D15" table:name="Table_1_Summary_of_Civil_Service_People_Survey_2023_results"/>
        <table:database-range table:target-range-address="Table_2.A3:Table_2.E163" table:name="Table_2_Civil_Service_People_Survey_benchmark_scores_2009_to_2023_for_Employee_Engagement_Index_and_main_themes"/>
        <table:database-range table:target-range-address="Table_3.A3:Table_3.B19" table:name="Table_3_Experienced_discrimination_trend_2009_to_2023"/>
        <table:database-range table:target-range-address="Table_4.A3:Table_4.B19" table:name="Table_4_Experienced_bullying_and_or_harassment_trend_2009_to_2023"/>
        <table:database-range table:target-range-address="Table_5.A3:Table_5.B19" table:name="Table_5_Reported_bullying_and_or_harassment_trend_2009_to_2023"/>
        <table:database-range table:target-range-address="Table_6.A3:Table_6.C19" table:name="Table_6_PERMA_and_Proxy_Stress_Indexes_trend_2009_to_2023"/>
        <table:database-range table:target-range-address="Table_7.A3:Table_7.E19" table:name="Table_7_Personal_Wellbeing_scores_trend_2009_to_202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dc:title>Civil Service People Survey 2024 - Results Highlights Data Companion</dc:title>
    <meta:initial-creator>CSPS Team</meta:initial-creator>
    <dc:creator>Brendan Rogers</dc:creator>
    <meta:creation-date>2024-02-05T12:25:09Z</meta:creation-date>
    <dc:date>2025-01-22T21:12:28Z</dc:date>
  </office:meta>
</office:document-meta>
</file>